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ffc77" officeooo:paragraph-rsid="001ffc77" style:font-name-asian="Microsoft YaHei" style:font-size-asian="10pt" style:font-name-complex="Mangal1" style:font-size-complex="10pt"/>
    </style:style>
    <style:style style:name="P3" style:family="paragraph" style:parent-style-name="Table_20_Contents">
      <style:text-properties style:font-name="Liberation Sans" fo:font-size="10pt" style:font-name-asian="Microsoft YaHei" style:font-size-asian="10pt" style:font-name-complex="Mangal1" style:font-size-complex="10pt"/>
    </style:style>
    <style:style style:name="P4" style:family="paragraph" style:parent-style-name="Standard">
      <style:text-properties fo:font-size="16pt" fo:font-weight="bold" officeooo:paragraph-rsid="00198393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198393"/>
    </style:style>
    <style:style style:name="P6" style:family="paragraph" style:parent-style-name="Standard">
      <style:paragraph-properties fo:text-align="justify" style:justify-single-word="false" fo:padding="0.049cm" fo:border="0.06pt solid #000000"/>
      <style:text-properties officeooo:paragraph-rsid="0014fb2e"/>
    </style:style>
    <style:style style:name="P7" style:family="paragraph" style:parent-style-name="Standard"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P8" style:family="paragraph" style:parent-style-name="Standard" style:list-style-name="WW8Num1"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0" style:family="paragraph" style:parent-style-name="Standard" style:list-style-name="WW8Num1"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alibri" fo:font-size="11pt" fo:font-weight="normal" officeooo:rsid="00221f63" officeooo:paragraph-rsid="00221f63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Calibri" fo:font-size="11pt" fo:font-weight="normal" officeooo:rsid="00232c42" officeooo:paragraph-rsid="00232c42" style:font-size-asian="11pt" style:font-weight-asian="normal" style:font-size-complex="11pt" style:font-weight-complex="normal"/>
    </style:style>
    <style:style style:name="P14" style:family="paragraph" style:parent-style-name="Standard" style:list-style-name="WW8Num1">
      <style:text-properties style:font-name="Calibri" fo:font-size="11pt" fo:font-weight="normal" officeooo:paragraph-rsid="001e89ce" style:font-size-asian="11pt" style:font-weight-asian="normal" style:font-size-complex="11pt" style:font-weight-complex="normal"/>
    </style:style>
    <style:style style:name="P15" style:family="paragraph" style:parent-style-name="Standard" style:list-style-name="WW8Num1"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2.54cm" fo:margin-right="0cm" fo:text-indent="0cm" style:auto-text-indent="false"/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17" style:family="paragraph" style:parent-style-name="Standard" style:list-style-name="WW8Num1">
      <style:text-properties officeooo:paragraph-rsid="001cb7d7"/>
    </style:style>
    <style:style style:name="P18" style:family="paragraph" style:parent-style-name="Standard" style:list-style-name="WW8Num1">
      <style:text-properties officeooo:paragraph-rsid="001e89ce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bold" officeooo:paragraph-rsid="001b3d48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normal" officeooo:paragraph-rsid="001b3d48" style:font-size-asian="11pt" style:font-weight-asian="normal" style:font-size-complex="11pt" style:font-weight-complex="normal"/>
    </style:style>
    <style:style style:name="P21" style:family="paragraph" style:parent-style-name="Standard" style:list-style-name="WW8Num1"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22" style:family="paragraph" style:parent-style-name="Standard" style:list-style-name="WW8Num1">
      <style:paragraph-properties fo:break-before="page"/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Calibri" fo:font-size="11pt" fo:font-weight="bold" officeooo:paragraph-rsid="001cb7d7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normal" officeooo:paragraph-rsid="001cb7d7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7db8" officeooo:paragraph-rsid="001cb7d7" style:font-size-asian="10pt" style:font-style-asian="normal" style:font-weight-asian="normal" style:font-size-complex="11pt" style:font-weight-complex="bold" style:text-emphasize="none"/>
    </style:style>
    <style:style style:name="P28" style:family="paragraph" style:parent-style-name="Standard">
      <style:text-properties style:font-name="Calibri" fo:font-size="11pt" fo:font-weight="bold" officeooo:rsid="001e7db8" officeooo:paragraph-rsid="001cb7d7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Calibri" fo:font-size="11pt" fo:font-weight="normal" officeooo:paragraph-rsid="00198393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Calibri" fo:font-size="11pt" fo:font-weight="bold" officeooo:paragraph-rsid="00198393" style:font-size-asian="11pt" style:font-weight-asian="bold" style:font-size-complex="11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8393" style:font-size-asian="16pt" style:font-weight-asian="bold" style:font-size-complex="16pt" style:font-weight-complex="bold"/>
    </style:style>
    <style:style style:name="T3" style:family="text">
      <style:text-properties officeooo:rsid="00230ffc"/>
    </style:style>
    <style:style style:name="T4" style:family="text">
      <style:text-properties officeooo:rsid="00232c42"/>
    </style:style>
    <style:style style:name="T5" style:family="text">
      <style:text-properties officeooo:rsid="001e89ce"/>
    </style:style>
    <style:style style:name="T6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" fo:font-size="11pt" fo:font-weight="normal" officeooo:rsid="001cb7d7" style:font-size-asian="11pt" style:font-weight-asian="normal" style:font-size-complex="11pt" style:font-weight-complex="normal"/>
    </style:style>
    <style:style style:name="T8" style:family="text">
      <style:text-properties style:font-name="Calibri" fo:font-size="11pt" fo:font-weight="normal" officeooo:rsid="001e89ce" style:font-size-asian="11pt" style:font-weight-asian="normal" style:font-size-complex="11pt" style:font-weight-complex="normal"/>
    </style:style>
    <style:style style:name="T9" style:family="text">
      <style:text-properties officeooo:rsid="001cb7d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3"/>
          </table:table-cell>
        </table:table-row>
      </table:table>
      <text:p text:style-name="P4"/>
      <text:p text:style-name="P5"><text:bookmark-start text:name="__RefHeading___Toc1055_4180954768"/><text:span text:style-name="T1">Practicas </text:span><text:span text:style-name="T2">0</text:span><text:span text:style-name="T1">3 Sistema Binario Negativos</text:span><text:bookmark-end text:name="__RefHeading___Toc1055_4180954768"/></text:p>
      <text:p text:style-name="P6"/>
      <text:p text:style-name="P7"/>
      <text:list text:style-name="WW8Num1">
        <text:list-item>
          <text:p text:style-name="P8">Pasa los siguientes números de decimal a los tres tipos de formato negativo Magnitud , C-1 , C-2 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Ejemplo 40 </text:p>
            <text:p text:style-name="P9"/>
            <text:p text:style-name="P9">40/2 sobra 0 </text:p>
            <text:p text:style-name="P9">20/2 sobra 0</text:p>
            <text:p text:style-name="P9">10/2 sobra 0</text:p>
            <text:p text:style-name="P9">5/2 sobra 1</text:p>
            <text:p text:style-name="P9">2/2 sobra 0</text:p>
            <text:p text:style-name="P9">1</text:p>
            <text:p text:style-name="P9"/>
            <text:p text:style-name="P9">40 es en binario de 8 bits <text:s/><text:tab/><text:tab/>00101000</text:p>
            <text:p text:style-name="P9">-40 en Complemento 1 es <text:tab/><text:tab/>11010111</text:p>
            <text:p text:style-name="P9">-40 en Complemento 2 es <text:tab/><text:tab/>11011000</text:p>
            <text:p text:style-name="P9">-40 en Signo magnitud es <text:tab/><text:tab/>10101000</text:p>
            <text:p text:style-name="P9"/>
            <text:p text:style-name="P9"/>
          </table:table-cell>
          <table:table-cell table:style-name="Tabla2.B1" office:value-type="string">
            <text:p text:style-name="P9"/>
            <text:list text:continue-numbering="true" text:style-name="WW8Num1">
              <text:list-item>
                <text:list>
                  <text:list-item>
                    <text:p text:style-name="P10">-4 ( con 8 bits)</text:p>
                  </text:list-item>
                </text:list>
              </text:list-item>
            </text:list>
            <text:p text:style-name="P11"/>
            <text:p text:style-name="P12">4/2 = 2 sobra 0 </text:p>
            <text:p text:style-name="P12">2/2 = 1 sobra 0</text:p>
            <text:p text:style-name="P12">½ <text:s/>= 0 sobra 1</text:p>
            <text:p text:style-name="P12"/>
            <text:p text:style-name="P12">4 en binario = 00000100</text:p>
            <text:p text:style-name="P12">-4 en SM = 10000100</text:p>
            <text:p text:style-name="P12">-4 en c1 = <text:span text:style-name="T3">11111011</text:span></text:p>
            <text:p text:style-name="P12">-<text:span text:style-name="T3">4 en c2 = <text:s/></text:span><text:span text:style-name="T4">11111100</text:span></text:p>
            <text:p text:style-name="P11"/>
            <text:list text:continue-numbering="true" text:style-name="WW8Num1">
              <text:list-item>
                <text:list>
                  <text:list-item>
                    <text:p text:style-name="P10">-12 ( con 8 bits)</text:p>
                  </text:list-item>
                </text:list>
              </text:list-item>
            </text:list>
            <text:p text:style-name="P13">12/2 = 6 sobra 0</text:p>
            <text:p text:style-name="P13">6 /2 = 3 sobra 0</text:p>
            <text:p text:style-name="P13">3/2 = 1 sobra 1</text:p>
            <text:p text:style-name="P13">½ = 0 sobra 1</text:p>
            <text:p text:style-name="P13"/>
            <text:p text:style-name="P13">12 en binario = 00001100</text:p>
            <text:p text:style-name="P13">-12 en Sm = 10001100</text:p>
            <text:p text:style-name="P13">-12 en C1 = 11110011</text:p>
            <text:p text:style-name="P13">-12 en C2 = </text:p>
            <text:list text:continue-numbering="true" text:style-name="WW8Num1">
              <text:list-item>
                <text:list>
                  <text:list-item>
                    <text:p text:style-name="P14">-<text:span text:style-name="T5">1</text:span>0<text:span text:style-name="T5">2</text:span> ( con <text:span text:style-name="T5">8</text:span> bits)</text:p>
                  </text:list-item>
                  <text:list-item>
                    <text:p text:style-name="P14">-<text:span text:style-name="T5">3</text:span>11 ( con 16 bits)</text:p>
                  </text:list-item>
                  <text:list-item>
                    <text:p text:style-name="P10">-501 ( con 16 bits)</text:p>
                  </text:list-item>
                  <text:list-item>
                    <text:p text:style-name="P10">-3211 ( con 16 bits)</text:p>
                  </text:list-item>
                </text:list>
              </text:list-item>
            </text:list>
            <text:p text:style-name="P11"/>
          </table:table-cell>
        </table:table-row>
      </table:table>
      <text:p text:style-name="P7"/>
      <text:list text:continue-numbering="true" text:style-name="WW8Num1">
        <text:list-item>
          <text:p text:style-name="P15">Pasa los siguientes números de binario Signo Magnitud a Decimal</text:p>
        </text:list-item>
      </text:list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Ejemplo 10101001 en signo magnitud</text:p>
            <text:p text:style-name="P9"/>
            <text:p text:style-name="P16">1 0101001 es </text:p>
            <text:p text:style-name="P16">1<text:tab/><text:tab/> -&gt; negativo</text:p>
            <text:p text:style-name="P16">0101001<text:tab/>-&gt; 1+8+32 = 41</text:p>
            <text:p text:style-name="P16">El numero es -41</text:p>
          </table:table-cell>
          <table:table-cell table:style-name="Tabla3.B1" office:value-type="string">
            <text:list text:continue-numbering="true" text:style-name="WW8Num1">
              <text:list-item>
                <text:list>
                  <text:list-item text:start-value="1">
                    <text:p text:style-name="P10">10101<text:span text:style-name="T5">1</text:span>01</text:p>
                  </text:list-item>
                  <text:list-item>
                    <text:p text:style-name="P10">10000001</text:p>
                  </text:list-item>
                  <text:list-item>
                    <text:p text:style-name="P14">100<text:span text:style-name="T5">1111</text:span>1</text:p>
                  </text:list-item>
                  <text:list-item>
                    <text:p text:style-name="P10">100<text:span text:style-name="T5">1</text:span>1001</text:p>
                  </text:list-item>
                  <text:list-item>
                    <text:p text:style-name="P17"><text:span text:style-name="T6">1</text:span><text:span text:style-name="T7">1111111111</text:span><text:span text:style-name="T6">10101</text:span></text:p>
                  </text:list-item>
                  <text:list-item>
                    <text:p text:style-name="P18"><text:span text:style-name="T6">1</text:span><text:span text:style-name="T7">111111</text:span><text:span text:style-name="T8">00000</text:span><text:span text:style-name="T6">0101</text:span></text:p>
                  </text:list-item>
                </text:list>
              </text:list-item>
            </text:list>
          </table:table-cell>
        </table:table-row>
      </table:table>
      <text:p text:style-name="P7"/>
      <text:list text:continue-numbering="true" text:style-name="WW8Num1">
        <text:list-item>
          <text:p text:style-name="P15">Pasa los siguientes números de binario C1 a Decimal</text:p>
        </text:list-item>
      </text:list>
      <text:p text:style-name="P1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Ejemplo 10101001 en binario C1</text:p>
            <text:p text:style-name="P9"/>
            <text:p text:style-name="P9"><text:soft-page-break/>1 0101001 es </text:p>
            <text:p text:style-name="P9"><text:tab/>1<text:tab/>-&gt; negativo</text:p>
            <text:p text:style-name="P9"><text:tab/>0101001 a la inversa 1010110<text:tab/>-&gt; 64+16+4+2 = 86</text:p>
            <text:p text:style-name="P9"/>
            <text:p text:style-name="P9"><text:tab/>El numero es -86</text:p>
            <text:p text:style-name="P11"/>
          </table:table-cell>
          <table:table-cell table:style-name="Tabla4.B1" office:value-type="string">
            <text:p text:style-name="P20"/>
            <text:list text:continue-numbering="true" text:style-name="WW8Num1">
              <text:list-item>
                <text:list>
                  <text:list-item>
                    <text:p text:style-name="P10">10111001</text:p>
                  </text:list-item>
                  <text:list-item>
                    <text:p text:style-name="P10"><text:soft-page-break/>10011101</text:p>
                  </text:list-item>
                  <text:list-item>
                    <text:p text:style-name="P10">00001001</text:p>
                  </text:list-item>
                  <text:list-item>
                    <text:p text:style-name="P21">1<text:span text:style-name="T9">1111111111</text:span>10101</text:p>
                  </text:list-item>
                  <text:list-item>
                    <text:p text:style-name="P14">1<text:span text:style-name="T9">111110000000</text:span>00<text:span text:style-name="T5">0</text:span></text:p>
                  </text:list-item>
                </text:list>
              </text:list-item>
            </text:list>
          </table:table-cell>
        </table:table-row>
      </table:table>
      <text:p text:style-name="P7"/>
      <text:list text:continue-numbering="true" text:style-name="WW8Num1">
        <text:list-item>
          <text:p text:style-name="P22">Pasa los siguientes números de binario <text:span text:style-name="T9">c2</text:span> a Decimal</text:p>
        </text:list-item>
      </text:list>
      <text:p text:style-name="P2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Ejemplo 1010100<text:span text:style-name="T9">0</text:span> en binario C<text:span text:style-name="T9">2</text:span></text:p>
            <text:p text:style-name="P24"/>
            <text:p text:style-name="P24">1010100<text:span text:style-name="T9">0</text:span> es </text:p>
            <text:p text:style-name="P24"><text:tab/><text:span text:style-name="T9">Signo </text:span>1<text:tab/> <text:s text:c="3"/>-&gt; negativo </text:p>
            <text:p text:style-name="P24"><text:tab/><text:span text:style-name="T9">Numero C2 </text:span>010100<text:span text:style-name="T9">0</text:span> <text:s/>-&gt; <text:s/><text:line-break/><text:span text:style-name="T9">No invertirmos hasta primer 1 y despues hasta el principio </text:span></text:p>
            <text:p text:style-name="P24"><text:s text:c="4"/>010.100<text:span text:style-name="T9">0</text:span> <text:s/>-&gt; <text:s text:c="3"/><text:span text:style-name="T9">1011000</text:span></text:p>
            <text:p text:style-name="P24"/>
            <text:p text:style-name="P24">64+16+<text:span text:style-name="T9">8</text:span> = 8<text:span text:style-name="T9">8</text:span></text:p>
            <text:p text:style-name="P24"/>
            <text:p text:style-name="P24"><text:tab/>El numero es -8<text:span text:style-name="T9">8</text:span></text:p>
            <text:p text:style-name="P25"/>
          </table:table-cell>
          <table:table-cell table:style-name="Tabla5.B1" office:value-type="string">
            <text:p text:style-name="P26"/>
            <text:list text:continue-numbering="true" text:style-name="WW8Num1">
              <text:list-item>
                <text:list>
                  <text:list-item>
                    <text:p text:style-name="P21">10111001</text:p>
                  </text:list-item>
                  <text:list-item>
                    <text:p text:style-name="P21">10011101</text:p>
                  </text:list-item>
                  <text:list-item>
                    <text:p text:style-name="P21">00001001</text:p>
                  </text:list-item>
                  <text:list-item>
                    <text:p text:style-name="P14">1<text:span text:style-name="T9">1111111000</text:span>0<text:span text:style-name="T5">0000</text:span></text:p>
                  </text:list-item>
                  <text:list-item>
                    <text:p text:style-name="P21">1<text:span text:style-name="T9">1111111111</text:span>10101</text:p>
                  </text:list-item>
                </text:list>
              </text:list-item>
            </text:list>
          </table:table-cell>
        </table:table-row>
      </table:table>
      <text:p text:style-name="P27"/>
      <text:p text:style-name="P28"/>
      <text:p text:style-name="P7"/>
      <text:p text:style-name="P29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>
      <style:text-properties fo:font-size="10pt" fo:font-weight="bold" style:font-size-asian="8.75pt" style:font-weight-asian="bold" style:font-size-complex="10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2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19T03:50:28.284169600</dc:date>
    <meta:editing-duration>PT2H38M3S</meta:editing-duration>
    <meta:editing-cycles>32</meta:editing-cycles>
    <meta:document-statistic meta:table-count="5" meta:image-count="2" meta:object-count="0" meta:page-count="3" meta:paragraph-count="77" meta:word-count="329" meta:character-count="1633" meta:non-whitespace-character-count="1362"/>
  </office:meta>
</office:document-meta>
</file>